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882cm" fo:min-width="4.35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882cm" fo:min-width="4.48cm"/>
    </style:style>
    <style:style style:name="gr3" style:family="graphic" style:parent-style-name="standard">
      <style:graphic-properties draw:stroke="none" svg:stroke-color="#000000" draw:fill="none" draw:fill-color="#ffffff" fo:min-height="1.047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0.375cm" fo:min-width="17.531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6.1cm" fo:min-width="10.822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86cm" fo:min-width="2.011cm"/>
    </style:style>
    <style:style style:name="gr8" style:family="graphic" style:parent-style-name="standard">
      <style:graphic-properties draw:stroke="none" svg:stroke-color="#000000" draw:fill="none" draw:fill-color="#ffffff" fo:min-height="0.99cm"/>
    </style:style>
    <style:style style:name="gr9" style:family="graphic" style:parent-style-name="objectwithoutfill">
      <style:graphic-properties svg:stroke-color="#000000" draw:marker-end="Symmetric_20_Arrow" draw:marker-end-width="0.356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42cm" fo:min-width="2.186cm"/>
    </style:style>
    <style:style style:name="gr12" style:family="graphic" style:parent-style-name="standard">
      <style:graphic-properties draw:stroke="none" svg:stroke-color="#000000" draw:fill="none" draw:fill-color="#ffffff" fo:min-height="1.12cm"/>
    </style:style>
    <style:style style:name="gr13" style:family="graphic" style:parent-style-name="objectwithoutfill">
      <style:graphic-properties svg:stroke-color="#000000" draw:marker-start="" draw:marker-end="Symmetric_20_Arrow" draw:marker-end-width="0.356cm" draw:fill="none" draw:fill-color="#ffffff" draw:textarea-vertical-align="middle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528cm" fo:min-width="2.93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655cm" fo:min-width="3.05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723cm" fo:min-width="2.929cm"/>
    </style:style>
    <style:style style:name="gr17" style:family="graphic" style:parent-style-name="standard">
      <style:graphic-properties draw:stroke="none" svg:stroke-color="#000000" draw:fill="none" draw:fill-color="#ffffff" fo:min-height="1.26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363cm" fo:min-width="2.277cm"/>
    </style:style>
    <style:style style:name="gr19" style:family="graphic" style:parent-style-name="standard">
      <style:graphic-properties draw:stroke="none" svg:stroke-color="#000000" draw:fill="none" draw:fill-color="#ffffff" fo:min-height="0.556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624cm" fo:min-width="2.73cm"/>
    </style:style>
    <style:style style:name="gr21" style:family="graphic" style:parent-style-name="standard">
      <style:graphic-properties draw:stroke="solid" draw:stroke-dash="Ultrafine_20_Dashed" svg:stroke-color="#3465a4" draw:fill-color="#ffffff" draw:textarea-horizontal-align="justify" draw:textarea-vertical-align="middle" draw:auto-grow-height="false" fo:min-height="0.926cm" fo:min-width="3.818cm"/>
    </style:style>
    <style:style style:name="gr22" style:family="graphic" style:parent-style-name="standard">
      <style:graphic-properties draw:stroke="none" svg:stroke-color="#000000" draw:fill="none" draw:fill-color="#ffffff" fo:min-height="0.405cm"/>
    </style:style>
    <style:style style:name="gr23" style:family="graphic" style:parent-style-name="standard">
      <style:graphic-properties draw:stroke="dash" draw:stroke-dash="Fine_20_Dashed" svg:stroke-color="#3465a4" draw:fill="none" draw:fill-color="#ffffff" draw:textarea-horizontal-align="justify" draw:textarea-vertical-align="middle" draw:auto-grow-height="false" fo:min-height="2.925cm" fo:min-width="9.406cm"/>
    </style:style>
    <style:style style:name="gr24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25" style:family="graphic" style:parent-style-name="objectwithoutfill">
      <style:graphic-properties svg:stroke-color="#000000" draw:marker-start="Symmetric_20_Arrow" draw:marker-start-width="0.356cm" draw:marker-end="" draw:marker-end-width="0.356cm" draw:fill="none" draw:fill-color="#ffffff" draw:textarea-vertical-align="middle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436cm" fo:min-width="0.152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0.686cm" fo:min-width="1.359cm"/>
    </style:style>
    <style:style style:name="gr28" style:family="graphic" style:parent-style-name="standard" style:list-style-name="L2">
      <style:graphic-properties draw:stroke="none" svg:stroke-color="#000000" draw:fill="none" draw:fill-color="#ffffff" fo:min-height="0.862cm"/>
    </style:style>
    <style:style style:name="gr29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30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 style:list-style-name="L2">
      <style:graphic-properties draw:stroke="none" svg:stroke-color="#000000" draw:fill="none" draw:fill-color="#ffffff" fo:min-height="0.862cm"/>
    </style:style>
    <style:style style:name="gr33" style:family="graphic" style:parent-style-name="standard" style:list-style-name="L2">
      <style:graphic-properties draw:stroke="none" svg:stroke-color="#000000" draw:fill="none" draw:fill-color="#ffffff" fo:min-height="0.862cm"/>
    </style:style>
    <style:style style:name="gr34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2.09cm" fo:min-width="5.469cm"/>
    </style:style>
    <style:style style:name="gr36" style:family="graphic" style:parent-style-name="standard">
      <style:graphic-properties draw:stroke="none" svg:stroke-color="#000000" draw:fill="none" draw:fill-color="#ffffff" fo:min-height="0.627cm"/>
    </style:style>
    <style:style style:name="gr37" style:family="graphic" style:parent-style-name="standard" style:list-style-name="L2">
      <style:graphic-properties draw:stroke="none" svg:stroke-color="#000000" draw:fill="none" draw:fill-color="#ffffff" fo:min-height="0.385cm"/>
    </style:style>
    <style:style style:name="gr38" style:family="graphic" style:parent-style-name="standard">
      <style:graphic-properties draw:stroke="dash" draw:stroke-dash="Ultrafine_20_Dashed" svg:stroke-color="#3465a4" draw:fill-color="#ffffff" draw:textarea-horizontal-align="justify" draw:textarea-vertical-align="middle" draw:auto-grow-height="false" fo:min-height="0.512cm" fo:min-width="2.594cm"/>
    </style:style>
    <style:style style:name="gr39" style:family="graphic" style:parent-style-name="standard">
      <style:graphic-properties draw:stroke="none" svg:stroke-color="#000000" draw:fill="none" draw:fill-color="#ffffff" fo:min-height="0.44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3.56cm" fo:min-width="2.929cm"/>
    </style:style>
    <style:style style:name="gr41" style:family="graphic" style:parent-style-name="standard">
      <style:graphic-properties draw:stroke="none" svg:stroke-color="#000000" draw:fill="none" draw:fill-color="#ffffff" fo:min-height="0.727cm"/>
    </style:style>
    <style:style style:name="gr42" style:family="graphic" style:parent-style-name="standard" style:list-style-name="L2">
      <style:graphic-properties draw:stroke="none" svg:stroke-color="#000000" draw:fill="none" draw:fill-color="#ffffff" fo:min-height="0.862cm"/>
    </style:style>
    <style:style style:name="gr43" style:family="graphic" style:parent-style-name="standard" style:list-style-name="L2">
      <style:graphic-properties draw:stroke="none" svg:stroke-color="#000000" draw:fill="none" draw:fill-color="#ffffff" fo:min-height="0.862cm"/>
    </style:style>
    <style:style style:name="P1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" style:family="paragraph">
      <style:text-properties fo:font-size="15pt" style:font-size-asian="18pt" style:font-size-complex="18pt"/>
    </style:style>
    <style:style style:name="P3" style:family="paragraph">
      <loext:graphic-properties draw:fill="none" draw:fill-color="#ffffff"/>
      <style:text-properties fo:font-size="15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2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11pt" fo:font-style="italic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6" style:family="paragraph">
      <loext:graphic-properties draw:fill="none" draw:fill-color="#ffffff"/>
      <style:text-properties fo:font-size="11pt"/>
    </style:style>
    <style:style style:name="P17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18" style:family="paragraph">
      <loext:graphic-properties draw:fill="none" draw:fill-color="#ffffff"/>
      <style:paragraph-properties fo:text-align="center"/>
      <style:text-properties fo:font-size="10.5pt" fo:font-style="italic" style:font-size-asian="10.5pt" style:font-style-asian="italic" style:font-size-complex="10.5pt" style:font-style-complex="italic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start"/>
      <style:text-properties fo:font-size="9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21" style:family="paragraph">
      <style:paragraph-properties fo:text-align="center"/>
      <style:text-properties fo:font-size="15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5pt" style:font-size-asian="14pt" style:font-size-complex="14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font-size="20pt" style:font-size-asian="18pt" style:font-size-complex="18pt"/>
    </style:style>
    <style:style style:name="T3" style:family="text">
      <style:text-properties fo:font-size="12pt" style:font-size-asian="14pt" style:font-size-complex="14pt"/>
    </style:style>
    <style:style style:name="T4" style:family="text">
      <style:text-properties fo:font-size="11pt" fo:font-style="italic" style:font-size-asian="14pt" style:font-size-complex="14pt"/>
    </style:style>
    <style:style style:name="T5" style:family="text">
      <style:text-properties fo:font-size="10pt" style:font-size-asian="14pt" style:font-size-complex="14pt"/>
    </style:style>
    <style:style style:name="T6" style:family="text">
      <style:text-properties fo:font-size="8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fo:font-size="11pt" style:font-size-asian="10.5pt" style:font-size-complex="10.5pt"/>
    </style:style>
    <style:style style:name="T8" style:family="text">
      <style:text-properties fo:font-size="8pt" style:font-size-asian="18pt" style:font-size-complex="18pt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font-size="9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5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53cm" svg:height="2.132cm" svg:x="3.54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53cm" svg:height="2.132cm" svg:x="3.286cm" svg:y="1.3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8cm" svg:height="2.132cm" svg:x="2.905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91cm" svg:height="1.297cm" svg:x="3.386cm" svg:y="1.735cm">
          <draw:text-box>
            <text:p text:style-name="P2"><text:span text:style-name="T1">Outpost Nodes</text:span></text:p>
          </draw:text-box>
        </draw:frame>
        <draw:custom-shape draw:style-name="gr4" draw:text-style-name="P4" draw:layer="layout" svg:width="18.031cm" svg:height="10.625cm" svg:x="1.684cm" svg:y="5.82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322cm" svg:height="6.35cm" svg:x="7.25cm" svg:y="6.461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43cm" svg:height="1.143cm" svg:x="14.816cm" svg:y="2.089cm">
          <draw:text-box>
            <text:p><text:span text:style-name="T2">Cam Watcher</text:span></text:p>
          </draw:text-box>
        </draw:frame>
        <draw:g>
          <draw:custom-shape draw:style-name="gr7" draw:text-style-name="P1" draw:layer="layout" svg:width="2.511cm" svg:height="1.636cm" svg:x="11.616cm" svg:y="7.8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text-style-name="P8" draw:layer="layout" svg:width="1.982cm" svg:height="1.24cm" svg:x="11.895cm" svg:y="8.072cm">
            <draw:text-box>
              <text:p text:style-name="P7"><text:span text:style-name="T3">Control</text:span></text:p>
              <text:p text:style-name="P7"><text:span text:style-name="T3">Loop</text:span></text:p>
            </draw:text-box>
          </draw:frame>
        </draw:g>
        <draw:line draw:style-name="gr9" draw:text-style-name="P9" draw:layer="layout" svg:x1="9.228cm" svg:y1="11.287cm" svg:x2="5.491cm" svg:y2="13.192cm">
          <text:p/>
        </draw:line>
        <draw:frame draw:style-name="gr10" draw:text-style-name="P10" draw:layer="layout" svg:width="2.826cm" svg:height="0.683cm" svg:x="3.352cm" svg:y="15.062cm">
          <draw:text-box>
            <text:p><text:span text:style-name="T4">File system</text:span></text:p>
          </draw:text-box>
        </draw:frame>
        <draw:g>
          <draw:custom-shape draw:style-name="gr11" draw:text-style-name="P11" draw:layer="layout" svg:width="2.686cm" svg:height="1.67cm" svg:x="8.493cm" svg:y="7.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2" draw:text-style-name="P8" draw:layer="layout" svg:width="2.67cm" svg:height="1.37cm" svg:x="8.498cm" svg:y="8.043cm">
            <draw:text-box>
              <text:p text:style-name="P7"><text:span text:style-name="T3">Log</text:span></text:p>
              <text:p text:style-name="P7"><text:span text:style-name="T3">Subscriber</text:span></text:p>
            </draw:text-box>
          </draw:frame>
        </draw:g>
        <draw:line draw:style-name="gr13" draw:text-style-name="P9" draw:layer="layout" svg:x1="15.016cm" svg:y1="9.382cm" svg:x2="13.673cm" svg:y2="10.652cm">
          <text:p/>
        </draw:line>
        <draw:line draw:style-name="gr9" draw:text-style-name="P9" draw:layer="layout" svg:x1="12.603cm" svg:y1="14.462cm" svg:x2="5.618cm" svg:y2="14.462cm">
          <text:p/>
        </draw:line>
        <draw:line draw:style-name="gr13" draw:text-style-name="P9" draw:layer="layout" svg:x1="17.102cm" svg:y1="8.701cm" svg:x2="21.42cm" svg:y2="8.701cm">
          <text:p/>
        </draw:line>
        <draw:custom-shape draw:style-name="gr14" draw:text-style-name="P11" draw:layer="layout" svg:width="3.437cm" svg:height="1.778cm" svg:x="3.197cm" svg:y="9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.556cm" svg:height="1.905cm" svg:x="2.689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3.429cm" svg:height="1.973cm" svg:x="2.435cm" svg:y="8.5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8" draw:layer="layout" svg:width="3.603cm" svg:height="1.512cm" svg:x="2.415cm" svg:y="8.939cm">
          <draw:text-box>
            <text:p text:style-name="P7"><text:span text:style-name="T3">Image</text:span></text:p>
            <text:p text:style-name="P7"><text:span text:style-name="T3">Subscribers</text:span></text:p>
          </draw:text-box>
        </draw:frame>
        <draw:custom-shape draw:style-name="gr18" draw:text-style-name="P11" draw:layer="layout" svg:width="2.777cm" svg:height="1.613cm" svg:x="14.512cm" svg:y="7.8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8" draw:layer="layout" svg:width="2.534cm" svg:height="0.806cm" svg:x="14.701cm" svg:y="8.221cm">
          <draw:text-box>
            <text:p text:style-name="P7"><text:span text:style-name="T3">Dispatcher</text:span></text:p>
          </draw:text-box>
        </draw:frame>
        <draw:custom-shape draw:style-name="gr20" draw:text-style-name="P11" draw:layer="layout" svg:width="3.23cm" svg:height="0.874cm" svg:x="9.204cm" svg:y="10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3.23cm" svg:height="0.874cm" svg:x="9.204cm" svg:y="10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4.318cm" svg:height="1.176cm" svg:x="9.204cm" svg:y="10.6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3.445cm" svg:height="0.655cm" svg:x="9.585cm" svg:y="10.913cm">
          <draw:text-box>
            <text:p text:style-name="P7"><text:span text:style-name="T5">CSV File Writer</text:span></text:p>
          </draw:text-box>
        </draw:frame>
        <draw:custom-shape draw:style-name="gr23" draw:text-style-name="P13" draw:layer="layout" svg:width="9.906cm" svg:height="3.175cm" svg:x="7.877cm" svg:y="6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5" draw:layer="layout" svg:width="3.331cm" svg:height="0.635cm" svg:x="14.802cm" svg:y="10.176cm">
          <draw:text-box>
            <text:p text:style-name="P14"><text:span text:style-name="T6">Async I/O Event Loop</text:span></text:p>
          </draw:text-box>
        </draw:frame>
        <draw:line draw:style-name="gr9" draw:text-style-name="P9" draw:layer="layout" svg:x1="4.321cm" svg:y1="11.287cm" svg:x2="4.348cm" svg:y2="13.065cm">
          <text:p/>
        </draw:line>
        <draw:line draw:style-name="gr9" draw:text-style-name="P9" draw:layer="layout" svg:x1="7.015cm" svg:y1="5.064cm" svg:x2="9.174cm" svg:y2="7.604cm">
          <text:p/>
        </draw:line>
        <draw:line draw:style-name="gr25" draw:text-style-name="P9" draw:layer="layout" svg:x1="4.945cm" svg:y1="8.366cm" svg:x2="4.945cm" svg:y2="5.191cm">
          <text:p/>
        </draw:line>
        <draw:line draw:style-name="gr9" draw:text-style-name="P9" draw:layer="layout" svg:x1="12.83cm" svg:y1="5.445cm" svg:x2="12.83cm" svg:y2="7.604cm">
          <text:p/>
        </draw:line>
        <draw:frame draw:style-name="gr10" draw:text-style-name="P16" draw:layer="layout" svg:width="3.556cm" svg:height="0.683cm" svg:x="15.724cm" svg:y="3.057cm">
          <draw:text-box>
            <text:p><text:span text:style-name="T7">25 March 2023</text:span></text:p>
          </draw:text-box>
        </draw:frame>
        <draw:custom-shape draw:style-name="gr26" draw:text-style-name="P17" draw:layer="layout" svg:width="0.92cm" svg:height="0.968cm" svg:x="21.717cm" svg:y="14.108cm">
          <text:p text:style-name="P7"><text:span text:style-name="T8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1.858cm" svg:height="1.87cm" svg:x="3.66cm" svg:y="13.092cm">
          <text:p/>
          <draw:enhanced-geometry svg:viewBox="0 0 88 21600" draw:glue-points="44 ?f6 44 0 0 10800 44 21600 88 10800" draw:text-areas="0 ?f6 88 ?f3" draw:type="can" draw:modifiers="7195.2786885245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18" draw:layer="layout" svg:width="2.526cm" svg:height="1.112cm" svg:x="11.493cm" svg:y="3.393cm">
          <draw:text-box>
            <text:p text:style-name="P7"><text:span text:style-name="T9">Control</text:span></text:p>
            <text:p text:style-name="P7"><text:span text:style-name="T9">Requests</text:span></text:p>
          </draw:text-box>
        </draw:frame>
        <draw:custom-shape draw:style-name="gr26" draw:text-style-name="P17" draw:layer="layout" svg:width="0.92cm" svg:height="0.968cm" svg:x="21.59cm" svg:y="8.176cm">
          <text:p text:style-name="P7"><text:span text:style-name="T8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2cm" svg:height="0.968cm" svg:x="12.377cm" svg:y="4.461cm">
          <text:p text:style-name="P7"><text:span text:style-name="T8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2cm" svg:height="0.968cm" svg:x="4.477cm" svg:y="4.161cm">
          <text:p text:style-name="P7"><text:span text:style-name="T8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7" draw:layer="layout" svg:width="0.92cm" svg:height="0.968cm" svg:x="6.377cm" svg:y="4.161cm">
          <text:p text:style-name="P7"><text:span text:style-name="T8">0M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3.331cm" svg:height="0.635cm" svg:x="9.258cm" svg:y="11.863cm">
          <draw:text-box>
            <text:p text:style-name="P14"><text:span text:style-name="T6">Dedicated I/O Thread</text:span></text:p>
          </draw:text-box>
        </draw:frame>
        <draw:frame draw:style-name="gr30" draw:text-style-name="P15" draw:layer="layout" svg:width="2.613cm" svg:height="0.635cm" svg:x="4.359cm" svg:y="11.364cm">
          <draw:text-box>
            <text:p text:style-name="P14"><text:span text:style-name="T6">Child Processes</text:span></text:p>
          </draw:text-box>
        </draw:frame>
        <draw:line draw:style-name="gr31" draw:text-style-name="P19" draw:layer="layout" svg:x1="4.88cm" svg:y1="3.794cm" svg:x2="4.88cm" svg:y2="4.175cm">
          <text:p/>
        </draw:line>
        <draw:line draw:style-name="gr31" draw:text-style-name="P19" draw:layer="layout" svg:x1="6.785cm" svg:y1="3.794cm" svg:x2="6.785cm" svg:y2="4.175cm">
          <text:p/>
        </draw:line>
        <draw:frame draw:style-name="gr32" draw:text-style-name="P18" draw:layer="layout" svg:width="2.526cm" svg:height="1.112cm" svg:x="1.722cm" svg:y="4.402cm">
          <draw:text-box>
            <text:p text:style-name="P7"><text:span text:style-name="T9">imageZMQ</text:span></text:p>
            <text:p text:style-name="P7"><text:span text:style-name="T9">publishers</text:span></text:p>
          </draw:text-box>
        </draw:frame>
        <draw:frame draw:style-name="gr33" draw:text-style-name="P18" draw:layer="layout" svg:width="2.526cm" svg:height="1.112cm" svg:x="7.222cm" svg:y="4.302cm">
          <draw:text-box>
            <text:p text:style-name="P7"><text:span text:style-name="T9">Log</text:span></text:p>
            <text:p text:style-name="P7"><text:span text:style-name="T9">publishers</text:span></text:p>
          </draw:text-box>
        </draw:frame>
        <draw:frame draw:style-name="gr34" draw:text-style-name="P20" draw:layer="layout" svg:width="2.667cm" svg:height="0.635cm" svg:x="15.097cm" svg:y="11.841cm">
          <draw:text-box>
            <text:p text:style-name="P14"><text:span text:style-name="T10">Main Process</text:span></text:p>
          </draw:text-box>
        </draw:frame>
        <draw:custom-shape draw:style-name="gr35" draw:text-style-name="P11" draw:layer="layout" svg:width="5.969cm" svg:height="2.34cm" svg:x="12.603cm" svg:y="13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8" draw:layer="layout" svg:width="3.753cm" svg:height="0.877cm" svg:x="13.616cm" svg:y="13.739cm">
          <draw:text-box>
            <text:p text:style-name="P7"><text:span text:style-name="T3">Sentinel Agent</text:span></text:p>
          </draw:text-box>
        </draw:frame>
        <draw:frame draw:style-name="gr37" draw:text-style-name="P15" draw:layer="layout" svg:width="2.613cm" svg:height="0.635cm" svg:x="14.56cm" svg:y="15.865cm">
          <draw:text-box>
            <text:p text:style-name="P14"><text:span text:style-name="T6">Child Process</text:span></text:p>
          </draw:text-box>
        </draw:frame>
        <draw:custom-shape draw:style-name="gr38" draw:text-style-name="P11" draw:layer="layout" svg:width="3.094cm" svg:height="0.762cm" svg:x="13.138cm" svg:y="14.6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2" draw:layer="layout" svg:width="3.429cm" svg:height="0.69cm" svg:x="13.008cm" svg:y="14.787cm">
          <draw:text-box>
            <text:p text:style-name="P7"><text:span text:style-name="T5">CSV File Writer</text:span></text:p>
          </draw:text-box>
        </draw:frame>
        <draw:custom-shape draw:style-name="gr40" draw:text-style-name="P5" draw:layer="layout" svg:width="3.429cm" svg:height="3.81cm" svg:x="20.504cm" svg:y="9.736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.608cm" svg:height="0.977cm" svg:x="20.898cm" svg:y="11.16cm">
          <draw:text-box>
            <text:p text:style-name="P21"><text:span text:style-name="T11">Sentinel</text:span></text:p>
          </draw:text-box>
        </draw:frame>
        <draw:line draw:style-name="gr31" draw:text-style-name="P19" draw:layer="layout" svg:x1="22.028cm" svg:y1="9.128cm" svg:x2="22.028cm" svg:y2="9.763cm">
          <text:p/>
        </draw:line>
        <draw:line draw:style-name="gr31" draw:text-style-name="P19" draw:layer="layout" svg:x1="22.155cm" svg:y1="14.081cm" svg:x2="22.155cm" svg:y2="13.573cm">
          <text:p/>
        </draw:line>
        <draw:line draw:style-name="gr9" draw:text-style-name="P9" draw:layer="layout" svg:x1="21.704cm" svg:y1="14.562cm" svg:x2="18.599cm" svg:y2="14.589cm">
          <text:p/>
        </draw:line>
        <draw:frame draw:style-name="gr42" draw:text-style-name="P18" draw:layer="layout" svg:width="2.526cm" svg:height="1.112cm" svg:x="20.793cm" svg:y="7.093cm">
          <draw:text-box>
            <text:p text:style-name="P7"><text:span text:style-name="T9">Task</text:span></text:p>
            <text:p text:style-name="P7"><text:span text:style-name="T9">Requests</text:span></text:p>
          </draw:text-box>
        </draw:frame>
        <draw:frame draw:style-name="gr43" draw:text-style-name="P18" draw:layer="layout" svg:width="2.526cm" svg:height="1.112cm" svg:x="20.893cm" svg:y="15.093cm">
          <draw:text-box>
            <text:p text:style-name="P7"><text:span text:style-name="T9">Result</text:span></text:p>
            <text:p text:style-name="P7"><text:span text:style-name="T9">Publish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5.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5T17:45:22.530676690</meta:creation-date>
    <dc:date>2023-03-25T18:00:58.421510220</dc:date>
    <meta:editing-duration>P1DT2H28M5S</meta:editing-duration>
    <meta:editing-cycles>24</meta:editing-cycles>
    <meta:generator>LibreOffice/6.1.5.2$Linux_x86 LibreOffice_project/10$Build-2</meta:generator>
    <meta:document-statistic meta:object-count="61"/>
  </office:meta>
</office:document-meta>
</file>